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MvcConfigurerComposite.configureViewResolvers( ViewResolver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erComposite.addWebMvcConfigurers( List &lt; WebMvcConfigurer &gt; configur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erComposite.addViewControllers( ViewController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erComposite.extendHandlerExceptionResolvers( List &lt; HandlerExceptionResolver &gt; exceptionResolv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erComposite.addCorsMappings( Cors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erComposite.extendMessageConverters( List &lt; HttpMessageConverter &lt; ? &gt; &gt; conver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erComposite.getValida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MvcConfigurerComposite.configureHandlerExceptionResolvers( List &lt; HandlerExceptionResolver &gt; exceptionResolv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erComposite.configurePathMatch( PathMatchConfigurer configur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erComposite.configureDefaultServletHandling( DefaultServletHandlerConfigurer configur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erComposite.addInterceptors( Interceptor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erComposite.configureAsyncSupport( AsyncSupportConfigurer configur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erComposite.addResourceHandlers( ResourceHandler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erComposite.addReturnValueHandlers( List &lt; HandlerMethodReturnValueHandler &gt; returnValueHandl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erComposite.configureMessageConverters( List &lt; HttpMessageConverter &lt; ? &gt; &gt; conver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erComposite.addFormatters( Formatter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erComposite.configureContentNegotiation( ContentNegotiationConfigurer configur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erComposite.addArgumentResolvers( List &lt; HandlerMethodArgumentResolver &gt; argumentResolv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erComposite.getMessageCodesResolv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